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background-color="#ffff00"/>
    </style:style>
    <style:style style:name="P2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>
      <style:text-properties fo:background-color="#ffff00"/>
    </style:style>
    <style:style style:name="P20" style:family="paragraph" style:parent-style-name="Text_20_body" style:list-style-name="L16">
      <style:text-properties fo:background-color="#ffff00"/>
    </style:style>
    <style:style style:name="P21" style:family="paragraph" style:parent-style-name="Text_20_body" style:list-style-name="L17">
      <style:text-properties fo:background-color="#ffff00"/>
    </style:style>
    <style:style style:name="P22" style:family="paragraph" style:parent-style-name="Text_20_body" style:list-style-name="L20">
      <style:text-properties fo:background-color="#ffff00"/>
    </style:style>
    <style:style style:name="P23" style:family="paragraph" style:parent-style-name="Text_20_body" style:list-style-name="L17"/>
    <style:style style:name="P24" style:family="paragraph" style:parent-style-name="Text_20_body" style:list-style-name="L18"/>
    <style:style style:name="P25" style:family="paragraph" style:parent-style-name="Text_20_body" style:list-style-name="L19"/>
    <style:style style:name="P26" style:family="paragraph" style:parent-style-name="Text_20_body" style:list-style-name="L20"/>
    <style:style style:name="P27" style:family="paragraph" style:parent-style-name="Text_20_body" style:list-style-name="L21"/>
    <style:style style:name="P28" style:family="paragraph" style:parent-style-name="Text_20_body" style:list-style-name="L22"/>
    <style:style style:name="P29" style:family="paragraph" style:parent-style-name="Text_20_body" style:list-style-name="L23"/>
    <style:style style:name="P30" style:family="paragraph" style:parent-style-name="Text_20_body" style:list-style-name="L24"/>
    <style:style style:name="P31" style:family="paragraph" style:parent-style-name="Text_20_body" style:list-style-name="L25"/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bf00" loext:char-shading-value="0"/>
    </style:style>
    <style:style style:name="T4" style:family="text">
      <style:text-properties officeooo:rsid="0026cb9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SRAID: A Stripe-Queued and Stripe-Threaded Merging I/O Strategy to Improve Write Performance of Serial Interface SSD RAID</text:p>
      <text:h text:style-name="Heading_20_2" text:outline-level="2"><text:span text:style-name="Strong_20_Emphasis">Abstract（摘要）</text:span></text:h>
      <text:p text:style-name="Text_20_body">RAID（獨立磁碟冗餘陣列）已被廣泛用於提升現有儲存系統的讀寫效能。然而，現有的軟體 RAID 並未能充分發揮<text:span text:style-name="Strong_20_Emphasis">序列介面 SSD（Serial interface SSD）的寫入效能。目前最普及的軟體 RAID 是 Linux Multiple-Disks（MD），而較新的軟體 RAID 則是 StRAID。我們觀察到，這兩種軟體 RAID 在多執行緒模式下都會產生執行緒競爭（thread contention）</text:span>，尤其是在序列介面 SSD 上更為明顯。當多個執行緒同時寫入相同位址時，會嚴重限制寫入效能。</text:p>
      <text:p text:style-name="Text_20_body">在本文中，我們提出一種 <text:span text:style-name="Strong_20_Emphasis">以 stripe 佇列（stripe-queue）與 stripe 執行緒（stripe-thread）為基礎的合併 I/O 策略</text:span>。首先，SSRAID 透過一組 stripe-queue 與 stripe-thread，<text:span text:style-name="T2">將寫入請求分散到不同 stripe 上，避免彼此干擾。藉此消除寫入執行緒間的競爭</text:span>，使 stripe-thread 能維持最高的平行處理效率。其次，SSRAID 能透過 stripe-thread <text:span text:style-name="T2">對同一 stripe-queue 中的寫入請求進行</text:span><text:span text:style-name="Strong_20_Emphasis"><text:span text:style-name="T2">多次合併（multiple merges）</text:span></text:span>，有效降低額外寫入 I/O 的數量。<text:span text:style-name="T2">最後，SSRAID 提出一種</text:span><text:span text:style-name="Strong_20_Emphasis"><text:span text:style-name="T2">基於資料合併的 stage buffer</text:span></text:span><text:span text:style-name="T2">。在部分 stripe 寫入（partial stripe-write）情境下，原本會導致 SSD 讀取的寫入誘發讀取（write-induced read），被轉換為對 stage buffer 的直接存取</text:span>，從而有效減少寫入誘發的讀取 I/O。</text:p>
      <text:p text:style-name="Text_20_body">與 StRAID 相比，在最佳情況下，SSRAID 能提升平均循序寫入吞吐量 <text:span text:style-name="Strong_20_Emphasis">86%</text:span>，並降低平均循序寫入延遲 <text:span text:style-name="Strong_20_Emphasis">61%</text:span>。</text:p>
      <text:p text:style-name="Text_20_body"><text:span text:style-name="Strong_20_Emphasis">關鍵詞</text:span>：<text:line-break/>固態硬碟、獨立磁碟冗餘陣列、請求排程管理、多執行緒、stage buffer</text:p>
      <text:p text:style-name="Horizontal_20_Line"/>
      <text:h text:style-name="Heading_20_2" text:outline-level="2"><text:span text:style-name="Strong_20_Emphasis">I. INTRODUCTION（導論）</text:span></text:h>
      <text:p text:style-name="Text_20_body">近年來，SSD 已逐漸成為工業界與學術界中的主要儲存裝置。這一趨勢得益於高容量 SSD 的成功研究，使 SSD 價格持續下降。此外，基於快閃記憶體的 SSD 在 I/O 傳輸速度上，明顯優於傳統硬碟（HDD）。</text:p>
      <text:p text:style-name="Text_20_body">在工業應用與電腦研究領域中，使用 SSD RAID（獨立磁碟冗餘陣列）的趨勢日益增加。研究人員積極探索各種方法，以降低 SSD RAID 中的寫入懲罰，例如透過減少 parity 更新，或藉由請求重導（request redirection）來降低垃圾回收（GC）對效能與尾端延遲的影響。</text:p>
      <text:p text:style-name="Text_20_body">在 SSD RAID 架構的研究中，FusionRAID 使用 MOLS（Multiple Object Location Strategy，多重物件配置策略）將 stripe 分散到多磁碟池中，藉此降低商用 SSD RAID 在多磁碟池情境下的效能波動。StRAID 與 ScalaRAID 則著重於降低多程序鎖定機制所帶來的延遲，讓 RAID 系統能以多執行緒平行運作。</text:p>
      <text:p text:style-name="Text_20_body"><text:soft-page-break/><text:span text:style-name="T2">傳統的 Linux MD 在 SSD 上的寫入效能較低，原因在於其原始設計目標是 HDD。Linux MD 使用一個請求佇列（handle_list）來接收讀取、寫入與 XOR 請求，並透過裝置執行緒與 XOR 執行緒非同步處理這些請求。這樣的設計在存取請求佇列時會導致執行緒競爭。</text:span>然而，<text:span text:style-name="T2">對 HDD 而言，由於 seek 與讀寫延遲高達數百毫秒，執行緒競爭所造成的額外延遲相對不顯著。</text:span>相反地，SSD 具有極快的位址存取速度，且可在通道、晶片與平面之間實現內部平行性。因此，當 Linux MD 應用於 SSD 時，執行緒競爭所造成的延遲會被放大，特別是在多個 worker 執行緒同時運作時，對系統效能造成顯著影響。</text:p>
      <text:p text:style-name="Text_20_body">StRAID 是一種專為 NVMe SSD 設計的軟體 RAID。由於 NVMe SSD 支援最多 64K 個 command queue，且每個 queue 的深度可達 64K，StRAID 能讓大量執行緒處理請求而不成為瓶頸。然而，由於其設計特性，StRAID 仍會產生顯著的執行緒競爭，並導致額外的讀寫操作；這些額外操作通常會被 NVMe SSD 的高效能所掩蓋。</text:p>
      <text:p text:style-name="Text_20_body">但對於序列介面 SSD（通常僅有一個 queue，queue depth 約為 32），當 StRAID 應用於此類裝置時，執行緒競爭會明顯降低整體吞吐量。此外，額外的讀寫請求會佔用有限的 command queue 空間，進一步增加延遲。</text:p>
      <text:h text:style-name="Heading_20_2" text:outline-level="2">II. BACKGROUND（研究背景）</text:h>
      <text:p text:style-name="Horizontal_20_Line"/>
      <text:h text:style-name="Heading_20_2" text:outline-level="2"><text:span text:style-name="Strong_20_Emphasis">A. RAID System（RAID 系統）</text:span></text:h>
      <text:p text:style-name="Text_20_body">RAID [22] 透過將資料分散配置於多個磁碟上，以實現平行存取，從而提升資料回應時間。對於 SSD 而言，RAID 更顯得重要，因為 SSD 通常具有較高的內部平行度，使 RAID 能更有效地發揮 SSD 的效能優勢。</text:p>
      <text:p text:style-name="Text_20_body">RAID 透過冗餘或 parity 資訊來提供資料可靠性。依其功能不同，RAID 系統可分為多種等級。RAID-1 透過資料鏡像來提供冗餘；RAID-4、RAID-5 與 RAID-6 則基於 parity 機制，在 stripe 中包含 parity 資訊，分別可容忍 1 至 2 顆磁碟故障。然而，parity 更新會導致額外的 I/O 負擔。</text:p>
      <text:p text:style-name="Text_20_body">基於 parity 的 RAID 為解決 SSD 不均勻磨耗與可靠性受限等問題提供了解法。然而，它同樣存在限制。在 parity RAID 中，當資料寫入某個 stripe 時，必須同時更新 parity 資料，這會增加 parity 磁碟上的寫入次數，尤其在小寫入（small write）情境下更加嚴重。</text:p>
      <text:p text:style-name="Text_20_body">Stripe 寫入方式可分為三類：</text:p>
      <text:list xml:id="list2882807407" text:style-name="L1">
        <text:list-item>
          <text:p text:style-name="P3"><text:span text:style-name="Strong_20_Emphasis">Full-stripe write（完整 stripe 寫入）</text:span><text:line-break/>對 N 個資料區塊進行 parity 計算後，只需寫入一次 parity 區塊，過程中不會產生寫入誘發讀取或額外寫入，是最有效率的寫入方式。</text:p>
        </text:list-item>
        <text:list-item>
          <text:p text:style-name="P3"><text:span text:style-name="Strong_20_Emphasis">Reconstruction write（重建寫入）</text:span></text:p>
        </text:list-item>
        <text:list-item>
          <text:p text:style-name="P3"><text:span text:style-name="Strong_20_Emphasis">Read-modify-write（讀取-修改-寫入）</text:span></text:p>
        </text:list-item>
      </text:list>
      <text:p text:style-name="Text_20_body"><text:soft-page-break/>在小於 stripe 區塊大小的小寫入情境下，RAID 系統必須使用 read-modify-write。對於每 N 個寫入資料區塊，此方法需要進行 <text:span text:style-name="Strong_20_Emphasis">2N 次讀取</text:span> 以及 <text:span text:style-name="Strong_20_Emphasis">N 次 parity 寫入</text:span>，導致大量額外操作。因此，小寫入會嚴重降低 RAID 系統的寫入效能。</text:p>
      <text:p text:style-name="Horizontal_20_Line"/>
      <text:h text:style-name="Heading_20_2" text:outline-level="2"><text:span text:style-name="Strong_20_Emphasis">B. Linux MD</text:span></text:h>
      <text:p text:style-name="Text_20_body">Linux MD 用於管理底層 block 裝置，並為上層提供請求服務。核心會將上層請求轉換為 block I/O 結構（bio），其中包含執行 block I/O 所需的所有資訊。</text:p>
      <text:p text:style-name="Text_20_body">Linux MD 的核心功能是根據 <text:span text:style-name="Strong_20_Emphasis">28 種 stripe 狀態</text:span> 與 <text:span text:style-name="Strong_20_Emphasis">27 種裝置狀態</text:span>，排程 worker 執行緒來處理 bio 請求。其使用兩個重要的資料結構。</text:p>
      <text:h text:style-name="Heading_20_3" text:outline-level="3">（1）stripe_head（sh）</text:h>
      <text:p text:style-name="Text_20_body">stripe_head（簡稱 sh）包含 stripe 的中繼資料資訊，例如：</text:p>
      <text:list xml:id="list2512191103" text:style-name="L2">
        <text:list-item>
          <text:p text:style-name="P4">stripe 狀態</text:p>
        </text:list-item>
        <text:list-item>
          <text:p text:style-name="P4">裝置狀態</text:p>
        </text:list-item>
        <text:list-item>
          <text:p text:style-name="P4">裝置 buffer 位址</text:p>
        </text:list-item>
        <text:list-item>
          <text:p text:style-name="P4">I/O 操作資訊</text:p>
        </text:list-item>
      </text:list>
      <text:p text:style-name="Text_20_body">一個 sh 會被 worker 執行緒多次處理，其 stripe 狀態與裝置狀態會在每次處理後發生變化。</text:p>
      <text:p text:style-name="Text_20_body">以 <text:span text:style-name="Strong_20_Emphasis">reconstruction write（重建寫入）</text:span> 為例，其流程可歸納為四個主要狀態：</text:p>
      <text:list xml:id="list243530024" text:style-name="L3">
        <text:list-item>
          <text:p text:style-name="P5"><text:span text:style-name="Strong_20_Emphasis">Read state（讀取狀態）</text:span><text:line-break/>從 SSD 讀取資料以重建 parity 區塊。</text:p>
        </text:list-item>
        <text:list-item>
          <text:p text:style-name="P5"><text:span text:style-name="Strong_20_Emphasis">Reconstruction state（重建狀態）</text:span><text:line-break/>重新計算 parity 區塊資料。</text:p>
        </text:list-item>
        <text:list-item>
          <text:p text:style-name="P5"><text:span text:style-name="Strong_20_Emphasis">Write state（寫入狀態）</text:span><text:line-break/>將新資料與 parity 資料寫入 SSD。</text:p>
        </text:list-item>
        <text:list-item>
          <text:p text:style-name="P5"><text:span text:style-name="Strong_20_Emphasis">Cleanup state（清理狀態）</text:span><text:line-break/>請求完成後，清理 sh 中的相關資訊。</text:p>
        </text:list-item>
      </text:list>
      <text:h text:style-name="Heading_20_3" text:outline-level="3">（2）stripe_list</text:h>
      <text:p text:style-name="Text_20_body">另一個輔助資料結構是 <text:span text:style-name="Strong_20_Emphasis">stripe_list</text:span>，它透過多個 linked list 來管理 sh。<text:line-break/>其中最重要的兩個 list 為：</text:p>
      <text:list xml:id="list4170637846" text:style-name="L4">
        <text:list-item>
          <text:p text:style-name="P6"><text:span text:style-name="Strong_20_Emphasis">handle_list</text:span>：存放待處理的 sh</text:p>
        </text:list-item>
        <text:list-item>
          <text:p text:style-name="P6"><text:soft-page-break/><text:span text:style-name="Strong_20_Emphasis">inactive_list</text:span>：存放閒置的 sh</text:p>
        </text:list-item>
      </text:list>
      <text:p text:style-name="Horizontal_20_Line"/>
      <text:h text:style-name="Heading_20_2" text:outline-level="2"><text:span text:style-name="Strong_20_Emphasis">Linux MD 寫入流程說明（對應 Fig. 1）</text:span></text:h>
      <text:p text:style-name="Text_20_body">Linux 中的寫入流程如下：</text:p>
      <text:list xml:id="list469293210" text:style-name="L5">
        <text:list-item>
          <text:p text:style-name="P7">應用程式的寫入請求被轉換為 kernel space 中的 bio。</text:p>
        </text:list-item>
        <text:list-item>
          <text:p text:style-name="P7">Linux MD 從 inactive_list 取得一個閒置的 sh，並將 bio 合併進該 sh。</text:p>
        </text:list-item>
        <text:list-item>
          <text:p text:style-name="P7">sh 被插入 handle_list，等待處理。</text:p>
        </text:list-item>
        <text:list-item>
          <text:p text:style-name="P7">守護 worker 執行緒（WT）開始處理 handle_list 中的請求，並將 I/O 請求派發給裝置 I/O 執行緒（DT）。</text:p>
        </text:list-item>
        <text:list-item>
          <text:p text:style-name="P7">根據 sh 的狀態，處理完成的 sh 會被放回不同的 list：</text:p>
          <text:list>
            <text:list-item>
              <text:p text:style-name="P7">若處於 cleanup 狀態，則清理後放回 inactive_list</text:p>
            </text:list-item>
            <text:list-item>
              <text:p text:style-name="P7">若仍處於其他三種狀態之一，則重新插入 handle_list，等待再次被 worker 執行緒取出處理</text:p>
            </text:list-item>
          </text:list>
        </text:list-item>
      </text:list>
      <text:p text:style-name="Horizontal_20_Line"/>
      <text:h text:style-name="Heading_20_2" text:outline-level="2"><text:span text:style-name="Strong_20_Emphasis">Linux MD 設計帶來的問題</text:span></text:h>
      <text:p text:style-name="Text_20_body">從 Linux MD 的寫入流程可觀察到：</text:p>
      <text:list xml:id="list1059672562" text:style-name="L6">
        <text:list-item>
          <text:p text:style-name="P8">一個 sh 必須經過 <text:span text:style-name="Strong_20_Emphasis">多次 worker 執行緒的處理迭代</text:span>，才能完成單一完整請求</text:p>
        </text:list-item>
        <text:list-item>
          <text:p text:style-name="P8">在多執行緒模式下：</text:p>
          <text:list>
            <text:list-item>
              <text:p text:style-name="P8">同一個 bio 請求 <text:span text:style-name="Strong_20_Emphasis">可能被不同的 worker 執行緒處理</text:span></text:p>
            </text:list-item>
            <text:list-item>
              <text:p text:style-name="P8">若多個 bio 請求指向相同位址<text:line-break/>→ <text:span text:style-name="Strong_20_Emphasis">極容易產生執行緒競爭</text:span></text:p>
            </text:list-item>
          </text:list>
        </text:list-item>
      </text:list>
      <text:h text:style-name="Heading_20_2" text:outline-level="2">III. MOTIVATION（研究動機）</text:h>
      <text:p text:style-name="Horizontal_20_Line"/>
      <text:h text:style-name="Heading_20_2" text:outline-level="2"><text:span text:style-name="Strong_20_Emphasis">A. Performance of Software RAIDs（軟體 RAID 的效能表現）</text:span></text:h>
      <text:p text:style-name="Text_20_body">在 Linux MD 中，集中式的 worker 執行緒會以非同步方式處理多個 bio 請求。在預設設定下，一個 worker 執行緒最多可同時處理 <text:span text:style-name="Strong_20_Emphasis">8 個 bio 請求</text:span>。</text:p>
      <text:p text:style-name="Text_20_body"><text:soft-page-break/>我們在由 <text:span text:style-name="Strong_20_Emphasis">五顆 Samsung 850 EVO SSD</text:span> 組成的 RAID-0 與 RAID-5 系統上，測試了 Linux MD 的寫入效能，如圖 2(a) 與 2(b) 所示（實驗平台細節見第五章）。在多執行緒情況下，我們分別評估了循序寫入與隨機寫入效能。</text:p>
      <text:p text:style-name="Text_20_body">在 RAID-0 配置下，Linux MD 在 SSD 上的最大寫入吞吐量可達 <text:span text:style-name="Strong_20_Emphasis">1.7 GB/s</text:span>。然而，在 RAID-5 中，對於 <text:span text:style-name="Strong_20_Emphasis">1 MB 寫入操作</text:span>，最大寫入吞吐量下降了 <text:span text:style-name="Strong_20_Emphasis">23%</text:span>，僅剩 <text:span text:style-name="Strong_20_Emphasis">1.3 GB/s</text:span>；而在 <text:span text:style-name="Strong_20_Emphasis">64 KB 寫入操作</text:span> 下，效能更是大幅下降 <text:span text:style-name="Strong_20_Emphasis">79%</text:span>。更重要的是，增加執行緒數量並未帶來寫入效能的提升。因此，當 Linux MD 應用於 SSD 時，無法提供最佳的寫入效能。</text:p>
      <text:p text:style-name="Horizontal_20_Line"/>
      <text:p text:style-name="Text_20_body">在 StRAID 中，每個 worker 執行緒會被分配一個 bio 請求，並負責該請求的所有處理步驟，這能提升請求的併行處理能力。然而，當 StRAID 應用於 <text:span text:style-name="Strong_20_Emphasis">序列介面 SSD</text:span> 時，多個 worker 執行緒同時存取相同位址，會導致嚴重的執行緒競爭。</text:p>
      <text:p text:style-name="Text_20_body">我們同樣在使用 StRAID 所建構的 RAID-0 與 RAID-5 系統上進行寫入效能測試。結果顯示，與 Linux MD 相比，StRAID 的寫入效能較為穩定，但仍未能達到 SSD 的最大可用寫入速度，如圖 2(c) 與 2(d) 所示。</text:p>
      <text:p text:style-name="Text_20_body">在 <text:span text:style-name="Strong_20_Emphasis">64 KB 資料寫入</text:span>的情境下，StRAID 在 RAID-5 中的效能明顯較差：</text:p>
      <text:list xml:id="list53642641" text:style-name="L7">
        <text:list-item>
          <text:p text:style-name="P9">循序寫入效能比 RAID-0 差 <text:span text:style-name="Strong_20_Emphasis">3.19 倍</text:span></text:p>
        </text:list-item>
        <text:list-item>
          <text:p text:style-name="P9">隨機寫入效能比 RAID-0 差 <text:span text:style-name="Strong_20_Emphasis">4.12 倍</text:span></text:p>
        </text:list-item>
      </text:list>
      <text:p text:style-name="Text_20_body">這些實驗結果顯示，<text:span text:style-name="Strong_20_Emphasis">StRAID 在序列介面 SSD 陣列中，仍然無法達到最佳寫入效能</text:span>。</text:p>
      <text:p text:style-name="Horizontal_20_Line"/>
      <text:h text:style-name="Heading_20_2" text:outline-level="2"><text:span text:style-name="Strong_20_Emphasis">B. Thread Contention（執行緒競爭）</text:span></text:h>
      <text:p text:style-name="Text_20_body">多執行緒可提升軟體 RAID 的回應速度，但同時也可能引入執行緒競爭，進而影響寫入效能。我們主要分析<text:span text:style-name="Strong_20_Emphasis">多個請求寫入重疊位址範圍</text:span>時所產生的執行緒競爭。</text:p>
      <text:p text:style-name="Text_20_body">如圖 3(a) 所示，在單執行緒情況下，一個執行緒在一個時間單位內只能處理一個請求。理想情況下，多執行緒可提升請求處理效率，例如兩個請求理論上可在一個時間單位內完成，如圖 3(b) 所示。</text:p>
      <text:p text:style-name="Text_20_body">然而，在實際情況中，當兩個請求同時嘗試寫入相同位址範圍時，就會產生執行緒競爭。為確保資料正確性，第二個請求必須等待第一個請求完成，導致兩個請求需要 <text:span text:style-name="Strong_20_Emphasis">兩個時間單位</text:span> 才能完成，如圖 3(c) 所示。因此，<text:span text:style-name="Strong_20_Emphasis">如何解決寫入執行緒競爭是軟體 RAID 的關鍵挑戰之一</text:span>。</text:p>
      <text:p text:style-name="Horizontal_20_Line"/>
      <text:h text:style-name="Heading_20_3" text:outline-level="3"><text:span text:style-name="Strong_20_Emphasis">Linux MD 中的執行緒競爭</text:span></text:h>
      <text:p text:style-name="Text_20_body">Linux MD 的多執行緒設計會造成嚴重的執行緒競爭，並帶來顯著的鎖定（lock）開銷。執行緒競爭可透過 CPU lock overhead 來衡量。</text:p>
      <text:p text:style-name="Text_20_body"><text:soft-page-break/>在 Linux MD 中，CPU 主要用於：</text:p>
      <text:list xml:id="list903692817" text:style-name="L8">
        <text:list-item>
          <text:p text:style-name="P10">stripe 配置與釋放</text:p>
        </text:list-item>
        <text:list-item>
          <text:p text:style-name="P10">請求合併</text:p>
        </text:list-item>
        <text:list-item>
          <text:p text:style-name="P10">stripe 鎖定與處理</text:p>
        </text:list-item>
      </text:list>
      <text:p text:style-name="Text_20_body">如圖 4 所示，隨著執行緒數量增加，lock overhead 從 <text:span text:style-name="Strong_20_Emphasis">24% 上升至 48%</text:span>，顯示 Linux MD 存在嚴重的執行緒競爭問題。為了降低競爭，最新版 Linux MD 引入了 <text:span text:style-name="Strong_20_Emphasis">RCU（Read-Copy-Update）鎖</text:span>，以減少讀寫操作之間的衝突。然而，分析結果顯示，<text:span text:style-name="Strong_20_Emphasis">寫入請求之間的執行緒競爭仍是主要瓶頸</text:span>。</text:p>
      <text:p text:style-name="Horizontal_20_Line"/>
      <text:h text:style-name="Heading_20_3" text:outline-level="3"><text:span text:style-name="Strong_20_Emphasis">StRAID 中的執行緒競爭</text:span></text:h>
      <text:p text:style-name="Text_20_body">StRAID 透過 lock-free 結構與專屬 worker 執行緒，在一定程度上降低了鎖定開銷。然而，<text:span text:style-name="Strong_20_Emphasis">寫入 worker 執行緒之間的競爭仍然存在</text:span>。</text:p>
      <text:p text:style-name="Text_20_body">StRAID 的寫入模式可分為兩種情境：</text:p>
      <text:list xml:id="list1024228882" text:style-name="L9">
        <text:list-item>
          <text:p text:style-name="P11"><text:span text:style-name="Strong_20_Emphasis">Merge（合併）</text:span><text:line-break/>當兩個 worker 執行緒（TH1 與 TH2）同時存取相同 stripe 時，TH2 必須將其請求交由 TH1 合併。在此過程中，TH1 需要等待 TH2 的寫入提交完成。這兩個請求可在 <text:span text:style-name="Strong_20_Emphasis">1 個時間單位（1T）</text:span> 內完成。</text:p>
        </text:list-item>
        <text:list-item>
          <text:p text:style-name="P11"><text:span text:style-name="Strong_20_Emphasis">Wait（等待）</text:span><text:line-break/>若 TH2 的開始時間錯過了 TH1 的寫入合併視窗（merge window），則 TH2 必須等待 TH1 完成後才能繼續。此時，兩個請求需在 <text:span text:style-name="Strong_20_Emphasis">2T 時間</text:span>內完成。</text:p>
        </text:list-item>
      </text:list>
      <text:p text:style-name="Text_20_body">雖然在 merge 情境下，請求完成時間有所改善，但 <text:span text:style-name="Strong_20_Emphasis">TH2 在兩種情境下都處於等待狀態</text:span>。此外，在執行緒數量較少時，worker 執行緒一次只能取得一個請求，這會嚴重影響請求聚合能力。</text:p>
      <text:p text:style-name="Text_20_body">在一個使用 <text:span text:style-name="Strong_20_Emphasis">32 個 worker 執行緒</text:span> 重播 mds0 工作負載的模擬中，結果顯示：</text:p>
      <text:list xml:id="list2894805629" text:style-name="L10">
        <text:list-item>
          <text:p text:style-name="P12"><text:span text:style-name="Strong_20_Emphasis">46% 的寫入執行緒遭遇執行緒競爭</text:span></text:p>
          <text:list>
            <text:list-item>
              <text:p text:style-name="P12">其中 <text:span text:style-name="Strong_20_Emphasis">88% 屬於 merge</text:span></text:p>
            </text:list-item>
            <text:list-item>
              <text:p text:style-name="P12"><text:span text:style-name="Strong_20_Emphasis">12% 屬於 wait</text:span></text:p>
            </text:list-item>
          </text:list>
        </text:list-item>
      </text:list>
      <text:p text:style-name="Text_20_body">若能消除寫入 worker 執行緒之間的競爭，將能大幅提升軟體 RAID 的寫入效能。</text:p>
      <text:p text:style-name="Text_20_body">此外，StRAID 的 worker 執行緒在執行寫入聚合之前，會<text:span text:style-name="Strong_20_Emphasis">立即讀取 parity / data chunk</text:span>。然而，若後續聚合結果形成 full-stripe write，這些 parity / data block 其實<text:span text:style-name="Strong_20_Emphasis">不需要被讀取</text:span>，造成不必要的寫入誘發讀取。</text:p>
      <text:h text:style-name="Heading_20_2" text:outline-level="2">IV. DESIGN OF SSRAID（SSRAID 的設計）</text:h>
      <text:p text:style-name="Horizontal_20_Line"/>
      <text:h text:style-name="Heading_20_2" text:outline-level="2"><text:soft-page-break/><text:span text:style-name="Strong_20_Emphasis">設計總覽</text:span></text:h>
      <text:p text:style-name="Text_20_body">我們提出一種 <text:span text:style-name="Strong_20_Emphasis">stripe-queued 與 stripe-threaded 的合併 I/O 策略</text:span>，其目標在於降低執行緒競爭並提升多執行緒平行度。</text:p>
      <text:p text:style-name="Text_20_body">SSRAID 的整體架構如圖 5 所示，其核心目標是透過 <text:span text:style-name="Strong_20_Emphasis">將 bio 請求切分為 stripe 請求，並將同一 stripe 的請求指派給同一個執行緒</text:span>，來解決寫入執行緒競爭問題。</text:p>
      <text:p text:style-name="Text_20_body">SSRAID 的運作流程可分為三個主要部分：</text:p>
      <text:list xml:id="list537773243" text:style-name="L11">
        <text:list-item>
          <text:p text:style-name="P13"><text:span text:style-name="Strong_20_Emphasis">Stripe request scheduler（stripe 請求排程器）</text:span><text:line-break/>負責將 bio 請求轉換為 stripe 請求，並指派到對應的 stripe-queue。</text:p>
        </text:list-item>
        <text:list-item>
          <text:p text:style-name="P13"><text:span text:style-name="Strong_20_Emphasis">Stripe-thread 的工作流程</text:span><text:line-break/>stripe-thread 綁定 stripe-queue、進行多次寫入合併，並在處理完成後釋放。</text:p>
        </text:list-item>
        <text:list-item>
          <text:p text:style-name="P13"><text:span text:style-name="Strong_20_Emphasis">Stage buffer（階段緩衝區）</text:span><text:line-break/>因為 stripe-queue 中的請求都指向同一個 stripe，使得寫入合併變得更容易，因此我們設計了一個基於資料合併的 stage buffer 以降低 SSD 的額外負擔。</text:p>
        </text:list-item>
      </text:list>
      <text:p text:style-name="Text_20_body">詳細設計分別在 IV-A、IV-B、IV-C 節中說明。</text:p>
      <text:p text:style-name="Horizontal_20_Line"/>
      <text:h text:style-name="Heading_20_2" text:outline-level="2"><text:span text:style-name="Strong_20_Emphasis">A. Stripe Request Scheduler（Stripe 請求排程器）</text:span></text:h>
      <text:p text:style-name="Text_20_body">在傳統 I/O 處理中，資料是以位元組為單位處理。對於小檔案，讀寫存取通常以 <text:span text:style-name="Strong_20_Emphasis">4 KB</text:span> 為單位；而對於大型檔案，請求大小通常為 <text:span text:style-name="Strong_20_Emphasis">1 MB 或以上</text:span>。</text:p>
      <text:p text:style-name="Text_20_body">在 SSRAID 中，我們使用 <text:span text:style-name="Strong_20_Emphasis">5 顆磁碟</text:span>，設定：</text:p>
      <text:list xml:id="list2656285773" text:style-name="L12">
        <text:list-item>
          <text:p text:style-name="P14"><text:span text:style-name="Strong_20_Emphasis">chunk size = 64 KB</text:span></text:p>
        </text:list-item>
        <text:list-item>
          <text:p text:style-name="P14"><text:span text:style-name="Strong_20_Emphasis">stripe size = 320 KB</text:span></text:p>
        </text:list-item>
      </text:list>
      <text:p text:style-name="Text_20_body">小於一個 stripe（320 KB）的請求被視為 <text:span text:style-name="Strong_20_Emphasis">stripe request（SR）</text:span>；大於一個 stripe 的請求則被視為 <text:span text:style-name="Strong_20_Emphasis">cross-stripe request（跨 stripe 請求）</text:span>。</text:p>
      <text:p text:style-name="Text_20_body">為了確保 stripe-queue 專注於分流 stripe 請求，我們需要將跨 stripe 請求拆分為多個 stripe 請求，並分派至不同的 stripe-queue。SSRAID 透過 <text:span text:style-name="Strong_20_Emphasis">stripe request scheduler</text:span> 來完成這項工作。</text:p>
      <text:p text:style-name="Text_20_body">Stripe request scheduler 主要由以下三個元件組成：</text:p>
      <text:list xml:id="list2712575945" text:style-name="L13">
        <text:list-item>
          <text:p text:style-name="P15">一組 <text:span text:style-name="Strong_20_Emphasis">stripe-queues（SQ）</text:span></text:p>
        </text:list-item>
        <text:list-item>
          <text:p text:style-name="P15">一個 <text:span text:style-name="Strong_20_Emphasis">動態對應表（dynamic mapping table）</text:span></text:p>
        </text:list-item>
        <text:list-item>
          <text:p text:style-name="P15">一條 <text:span text:style-name="Strong_20_Emphasis">排程執行緒（scheduling thread）</text:span></text:p>
        </text:list-item>
      </text:list>
      <text:p text:style-name="Horizontal_20_Line"/>
      <text:h text:style-name="Heading_20_3" text:outline-level="3"><text:soft-page-break/><text:span text:style-name="Strong_20_Emphasis">（1）Stripe-Queues 的建立</text:span></text:h>
      <text:p text:style-name="Text_20_body">首先，在全域空間中建立一組 stripe-queues，用以分離不同 stripe 的請求。</text:p>
      <text:p text:style-name="Text_20_body">stripe-queue 的數量與 <text:span text:style-name="Strong_20_Emphasis">最大可同時啟用的 stripe-thread 數量相同</text:span>。例如：</text:p>
      <text:list xml:id="list1624504146" text:style-name="L14">
        <text:list-item>
          <text:p text:style-name="P16">若最大 stripe-thread 數為 4</text:p>
        </text:list-item>
        <text:list-item>
          <text:p text:style-name="P16">則建立 4 個 stripe-queue</text:p>
        </text:list-item>
      </text:list>
      <text:p text:style-name="Text_20_body">這些 stripe-queue 構成一個 queue group。</text:p>
      <text:p text:style-name="Horizontal_20_Line"/>
      <text:h text:style-name="Heading_20_3" text:outline-level="3"><text:span text:style-name="Strong_20_Emphasis">（2）Dynamic Mapping Table（動態對應表）</text:span></text:h>
      <text:p text:style-name="Text_20_body">動態對應表用來儲存 <text:span text:style-name="Strong_20_Emphasis">stripe-queue、stripe 與 stripe-thread 的工作狀態資訊</text:span>。</text:p>
      <text:list xml:id="list1861128149" text:style-name="L15">
        <text:list-item>
          <text:p text:style-name="P17"><text:span text:style-name="Strong_20_Emphasis">Key</text:span>：stripe-queue 的 ID</text:p>
        </text:list-item>
        <text:list-item>
          <text:p text:style-name="P17"><text:span text:style-name="Strong_20_Emphasis">Mapping entry 內容</text:span>：</text:p>
          <text:list>
            <text:list-item>
              <text:p text:style-name="P17">一個 <text:span text:style-name="Strong_20_Emphasis">20-bit 的 stripe ID</text:span></text:p>
              <text:list>
                <text:list-item>
                  <text:p text:style-name="P17">可對應最多約 <text:span text:style-name="Strong_20_Emphasis">50 GB</text:span> 的 stripe 空間</text:p>
                </text:list-item>
              </text:list>
            </text:list-item>
            <text:list-item>
              <text:p text:style-name="P17">一個 <text:span text:style-name="Strong_20_Emphasis">1-bit 的工作狀態（working status）</text:span></text:p>
              <text:list>
                <text:list-item>
                  <text:p text:style-name="P17">表示該 stripe-queue 是否正在被 stripe-thread 處理</text:p>
                </text:list-item>
              </text:list>
            </text:list-item>
          </text:list>
        </text:list-item>
      </text:list>
      <text:p text:style-name="Text_20_body">透過請求的起始位址，可計算其對應的 stripe ID。<text:span text:style-name="T2">stripe ID 從 </text:span><text:span text:style-name="Strong_20_Emphasis"><text:span text:style-name="T2">1 開始編號</text:span></text:span><text:span text:style-name="T2">，因為 mapping table 中的 ID=0 被保留用來表示空的 mapping entry</text:span>。</text:p>
      <text:p text:style-name="Text_20_body">若未來需要擴充儲存空間或增加 stripe-queue 數量，動態對應表可輕易延展。相較於全域 mapping table，動態對應表佔用較少記憶體，且具有更高的彈性。</text:p>
      <text:p text:style-name="Text_20_body">由於 SSRAID 的設計使得一個 mapping entry 通常只會被 <text:span text:style-name="Strong_20_Emphasis">單一 stripe-thread 存取</text:span>，因此我們可以在動態對應表中使用 <text:span text:style-name="Strong_20_Emphasis">細粒度鎖（fine-grained locks）</text:span>，以避免共享資料結構上的執行緒競爭。</text:p>
      <text:p text:style-name="Horizontal_20_Line"/>
      <text:h text:style-name="Heading_20_3" text:outline-level="3"><text:span text:style-name="Strong_20_Emphasis">（3）Scheduling Thread（排程執行緒）</text:span></text:h>
      <text:p text:style-name="Text_20_body">我們建立一條排程執行緒，負責處理寫入請求（bio）。</text:p>
      <text:p text:style-name="Text_20_body">透過 bio 的起始位址，可以判斷其對應的 stripe 編號。若 bio 的長度大於 stripe size，則該請求屬於 <text:span text:style-name="Strong_20_Emphasis">跨 stripe 請求</text:span>（如圖 5 中的步驟 1）。</text:p>
      <text:p text:style-name="Text_20_body"><text:span text:style-name="T2">對於跨 stripe 請求，排程執行緒會將其拆分為多個 stripe-sized 的 stripe request（SR），例如 SR1 與 SR2（圖 5 的步驟 2）。由於 SR1 與 SR2 會寫入不同 stripe，因此它們會被指派到不同的 stripe-queue（圖 5 的步驟 3、4、5）</text:span>。</text:p>
      <text:p text:style-name="P19"><text:soft-page-break/>詳細流程如圖 6 所示，指派 stripe request 的步驟如下：</text:p>
      <text:list xml:id="list3517362588" text:style-name="L16">
        <text:list-item>
          <text:p text:style-name="P20">排程執行緒先查詢動態對應表，確認是否已有對應 SR1 或 SR2 的 mapping entry。</text:p>
        </text:list-item>
        <text:list-item>
          <text:p text:style-name="P18">若找不到對應的 mapping entry，代表目前沒有其他寫入請求正在操作該 stripe。</text:p>
        </text:list-item>
        <text:list-item>
          <text:p text:style-name="P18">此時，為每個 stripe request 分配一個空的 stripe-queue（如 SQ1、SQ2），並更新 mapping table 中 <text:span text:style-name="Strong_20_Emphasis">queue ID ↔ stripe ID</text:span> 的對應關係。</text:p>
        </text:list-item>
        <text:list-item>
          <text:p text:style-name="P18">當新的 stripe request（例如 SR3）到達時，排程執行緒同樣先查詢 mapping table：</text:p>
          <text:list>
            <text:list-item>
              <text:p text:style-name="P18">若找到對應的 stripe ID，表示該 stripe 已有 stripe-queue 正在收集請求</text:p>
            </text:list-item>
            <text:list-item>
              <text:p text:style-name="P18">SR3 將被指派至該 stripe-queue（如 SQ1）</text:p>
            </text:list-item>
          </text:list>
        </text:list-item>
        <text:list-item>
          <text:p text:style-name="P18"><text:span text:style-name="T2">若新的 stripe request 找不到對應 mapping，且目前沒有可用的 stripe-queue，</text:span><text:span text:style-name="T3">排程</text:span><text:span text:style-name="T2">執行緒將 </text:span><text:span text:style-name="Strong_20_Emphasis"><text:span text:style-name="T2">等待</text:span></text:span><text:span text:style-name="T2">，直到有 stripe-queue 釋放為止。</text:span></text:p>
        </text:list-item>
      </text:list>
      <text:h text:style-name="Heading_20_2" text:outline-level="2"><text:span text:style-name="Strong_20_Emphasis">B. Stripe-Thread Processing Workflow（Stripe-thread 的處理流程）</text:span></text:h>
      <text:p text:style-name="Text_20_body">Stripe request scheduler 成功地將屬於同一 stripe 的請求指派到相同的 stripe-queue。SSRAID 建立多個 stripe-thread 來處理這些 stripe-queue 中的請求。</text:p>
      <text:p text:style-name="Text_20_body">s<text:span text:style-name="T2">tripe-thread 的處理流程如圖 7 所示，以下以其中一個 stripe-thread 為例說明。</text:span></text:p>
      <text:p text:style-name="Text_20_body"><text:span text:style-name="T2">SSRAID 透過 </text:span><text:span text:style-name="Strong_20_Emphasis"><text:span text:style-name="T2">三個階段</text:span></text:span><text:span text:style-name="T2"> 完成 stripe 請求的提交流程。</text:span></text:p>
      <text:p text:style-name="P1"/>
      <text:h text:style-name="Heading_20_3" text:outline-level="3"><text:span text:style-name="Strong_20_Emphasis"><text:span text:style-name="T2">第一階段：Stripe-thread 與 stripe-queue 的綁定</text:span></text:span></text:h>
      <text:p text:style-name="P19">當 stripe request 被放入 stripe-queue 後，必須有 stripe-thread 來處理該 stripe-queue 中的請求（圖 7 中的步驟 ①）。</text:p>
      <text:p text:style-name="P19">每個 stripe-thread 會主動搜尋是否存在可用的 stripe-queue。當 stripe-thread 發現某個 stripe-queue 中存在 stripe request 時，該 stripe-thread 會與該 stripe-queue 綁定。</text:p>
      <text:p text:style-name="Text_20_body"><text:span text:style-name="T2">一旦 stripe-thread 與 stripe-queue 綁定後，stripe-queue 的狀態會被更新，其 </text:span><text:span text:style-name="Strong_20_Emphasis"><text:span text:style-name="T2">Active 狀態由 0 變為 1</text:span></text:span><text:span text:style-name="T2">，以確保該 stripe-queue 不會再被其他 stripe-thread 綁定</text:span>。</text:p>
      <text:p text:style-name="Horizontal_20_Line"/>
      <text:h text:style-name="Heading_20_3" text:outline-level="3"><text:span text:style-name="Strong_20_Emphasis">第二階段：Stripe-thread 內的寫入合併（Write Merging）</text:span></text:h>
      <text:p text:style-name="Text_20_body">當 stripe-queue 中存在多個待處理的 stripe request 時，stripe-thread 會進行寫入合併（<text:span text:style-name="T2">圖 7 中的步驟 ②</text:span>）。</text:p>
      <text:p text:style-name="Text_20_body"><text:soft-page-break/>例如，stripe-thread 從 SQ1 中取出兩個待處理的請求 SR1 與 SR3，這兩個請求皆指向 stripe 1。<text:span text:style-name="T2">為了減少對同一 stripe 的重複寫入，stripe-thread 會將這兩個 stripe request 合併成一次 stripe 寫入，並提交給底層儲存裝置。</text:span></text:p>
      <text:p text:style-name="Text_20_body"><text:span text:style-name="T2">此外，合併後的資料會用來更新 stage buffer，</text:span>具體細節將於 IV-C 節中說明。</text:p>
      <text:p text:style-name="Horizontal_20_Line"/>
      <text:h text:style-name="Heading_20_3" text:outline-level="3"><text:span text:style-name="Strong_20_Emphasis">第三階段：資料寫入與 stripe-thread 的釋放</text:span></text:h>
      <text:p text:style-name="Text_20_body">stripe-thread 會將合併後的資料寫入底層儲存裝置，並<text:span text:style-name="T2">將已完成的 stripe request（例如 SR1 與 SR3）從 SQ1 中移除（圖 7 中的步驟 ③）。</text:span></text:p>
      <text:p text:style-name="Text_20_body"><text:span text:style-name="T2">然而，在完成一次寫入後，stripe-thread </text:span><text:span text:style-name="Strong_20_Emphasis"><text:span text:style-name="T2">並不會立刻釋放</text:span></text:span><text:span text:style-name="T2">。stripe-thread 會再次檢查 SQ1 的狀態：</text:span></text:p>
      <text:list xml:id="list4072905489" text:style-name="L17">
        <text:list-item>
          <text:p text:style-name="P21">若 SQ1 中仍有新的 stripe request（例如 SR4），且仍指向 stripe 1，stripe-thread 會繼續處理這些請求</text:p>
          <text:list>
            <text:list-item>
              <text:p text:style-name="P21">此時，SR4 可直接使用 stage buffer 中的 parity / data 進行 XOR 計算</text:p>
            </text:list-item>
            <text:list-item>
              <text:p text:style-name="P23"><text:span text:style-name="Strong_20_Emphasis"><text:span text:style-name="T2">不需要再次讀取 parity / data block</text:span></text:span></text:p>
            </text:list-item>
          </text:list>
        </text:list-item>
        <text:list-item>
          <text:p text:style-name="P23">若 SQ1 為空：</text:p>
          <text:list>
            <text:list-item>
              <text:p text:style-name="P23">動態對應表中對應的 <text:span text:style-name="Strong_20_Emphasis">Active 與 Stripe_id 欄位會被重設為 0</text:span></text:p>
            </text:list-item>
            <text:list-item>
              <text:p text:style-name="P23">SQ1 會被釋放，可供其他 stripe 使用</text:p>
            </text:list-item>
            <text:list-item>
              <text:p text:style-name="P23">stripe-thread 返回 thread pool</text:p>
            </text:list-item>
          </text:list>
        </text:list-item>
      </text:list>
      <text:p text:style-name="Horizontal_20_Line"/>
      <text:h text:style-name="Heading_20_2" text:outline-level="2"><text:span text:style-name="Strong_20_Emphasis">C. Stage Buffer（階段緩衝區）</text:span></text:h>
      <text:p text:style-name="Text_20_body">SSD 的小寫入操作通常會導致 <text:span text:style-name="Strong_20_Emphasis">寫入誘發讀取（write-induced read）</text:span> 與額外寫入操作。具體而言，一次小寫入請求會引發：</text:p>
      <text:list xml:id="list3278679548" text:style-name="L18">
        <text:list-item>
          <text:p text:style-name="P24">2 次寫入誘發讀取</text:p>
        </text:list-item>
        <text:list-item>
          <text:p text:style-name="P24">1 次額外寫入</text:p>
        </text:list-item>
      </text:list>
      <text:p text:style-name="Text_20_body">然而，若能將 <text:span text:style-name="Strong_20_Emphasis">四個小寫入請求合併為一次完整 stripe 寫入</text:span>，則只需 <text:span text:style-name="Strong_20_Emphasis">1 次額外寫入</text:span>。當寫入四個資料區塊時，full-stripe write 的效率比小區塊寫入高出 <text:span text:style-name="Strong_20_Emphasis">92%</text:span>。這顯示，當寫入資料大小接近完整 stripe 時，對 RAID 系統造成的額外負擔將大幅降低。</text:p>
      <text:p text:style-name="Text_20_body">本節將詳細說明 <text:span text:style-name="Strong_20_Emphasis">基於資料合併的 stage buffer 設計</text:span>。</text:p>
      <text:p text:style-name="Horizontal_20_Line"/>
      <text:h text:style-name="Heading_20_3" text:outline-level="3"><text:soft-page-break/><text:span text:style-name="Strong_20_Emphasis">Stage buffer 的基本設計</text:span></text:h>
      <text:p text:style-name="Text_20_body">在處理寫入請求前，stripe-thread 必須更新 parity 資料以確保 RAID 陣列的資料完整性。為此，每個 stripe-thread 會建立一個 stage buffer，用於儲存：</text:p>
      <text:list xml:id="list2154177542" text:style-name="L19">
        <text:list-item>
          <text:p text:style-name="P25">stripe 的資料</text:p>
        </text:list-item>
        <text:list-item>
          <text:p text:style-name="P25">產生的 parity 資料</text:p>
        </text:list-item>
      </text:list>
      <text:p text:style-name="Text_20_body"><text:span text:style-name="T2">每個 stage buffer 的大小 </text:span><text:span text:style-name="Strong_20_Emphasis"><text:span text:style-name="T2">等同於一個完整 stripe</text:span></text:span><text:span text:style-name="T2">。</text:span></text:p>
      <text:p text:style-name="P19">當 stripe-queue 中存在多個寫入請求時，這些請求會被合併成一次 stripe 寫入，並透過 stage buffer 進行資料整合。</text:p>
      <text:p text:style-name="P19">此外，若 stripe-thread 後續仍處理相同 stripe 的請求，該 stage buffer 會被重複使用，以減少資料讀取次數。</text:p>
      <text:p text:style-name="Horizontal_20_Line"/>
      <text:h text:style-name="Heading_20_3" text:outline-level="3"><text:span text:style-name="Strong_20_Emphasis">Stage buffer 的生命週期</text:span></text:h>
      <text:p text:style-name="P19">stage buffer 具有明確的生命週期：</text:p>
      <text:list xml:id="list3946139713" text:style-name="L20">
        <text:list-item>
          <text:p text:style-name="P26">在 stripe-thread 開始處理某個 stripe 時建立</text:p>
        </text:list-item>
        <text:list-item>
          <text:p text:style-name="P26">在寫入合併過程中持續更新</text:p>
        </text:list-item>
        <text:list-item>
          <text:p text:style-name="P22">當 stripe-thread 切換至處理其他 stripe 時釋放</text:p>
        </text:list-item>
      </text:list>
      <text:p text:style-name="Text_20_body"><text:span text:style-name="T2">stage buffer 中的資料 </text:span><text:span text:style-name="Strong_20_Emphasis"><text:span text:style-name="T2">不需要持久化（persist）</text:span></text:span>，因為其僅在短時間內服務於同一 stripe 的寫入請求。這些資料具有短暫有效性，即使在斷電時遺失，也不會影響系統的可靠性。</text:p>
      <text:p text:style-name="Horizontal_20_Line"/>
      <text:h text:style-name="Heading_20_3" text:outline-level="3"><text:span text:style-name="Strong_20_Emphasis">Stage buffer 的資料合併流程（對應 Fig. 8）</text:span></text:h>
      <text:p text:style-name="P19">若 stripe-queue 中存在多個 stripe request（例如 SR1 與 SR3），這些請求會透過資料合併來更新 stage buffer，如圖 8 所示。</text:p>
      <text:p text:style-name="Text_20_body">在 stripe request 的結構中，寫入位址由三個主要欄位組成：</text:p>
      <text:list xml:id="list905071767" text:style-name="L21">
        <text:list-item>
          <text:p text:style-name="P27"><text:span text:style-name="Strong_20_Emphasis">Dev_id</text:span>：寫入的裝置編號</text:p>
        </text:list-item>
        <text:list-item>
          <text:p text:style-name="P27"><text:span text:style-name="Strong_20_Emphasis">io_off</text:span>：起始位址偏移量</text:p>
        </text:list-item>
        <text:list-item>
          <text:p text:style-name="P27"><text:span text:style-name="Strong_20_Emphasis">io_len</text:span>：請求長度</text:p>
        </text:list-item>
      </text:list>
      <text:p text:style-name="Text_20_body">在此範例中，SR1 與 SR3 都寫入同一個 stripe。我們可以判斷：</text:p>
      <text:list xml:id="list3284216606" text:style-name="L22">
        <text:list-item>
          <text:p text:style-name="P28">SR1 的 <text:span text:style-name="Strong_20_Emphasis">64 KB</text:span> 資料寫入 chunk1</text:p>
        </text:list-item>
        <text:list-item>
          <text:p text:style-name="P28">SR3 的 <text:span text:style-name="Strong_20_Emphasis">32 KB</text:span> 資料寫入 chunk2</text:p>
        </text:list-item>
      </text:list>
      <text:p text:style-name="Text_20_body"><text:soft-page-break/>這兩個請求皆屬於小寫入請求。SR3 的資料大小小於一個 chunk。然而，這兩個請求的總資料量皆等於 stripe 中資料區塊大小的一半，因此需要執行 <text:span text:style-name="Strong_20_Emphasis">reconstruction write</text:span>。</text:p>
      <text:p text:style-name="Horizontal_20_Line"/>
      <text:h text:style-name="Heading_20_3" text:outline-level="3"><text:span text:style-name="Strong_20_Emphasis">資料讀取與合併</text:span></text:h>
      <text:p text:style-name="Text_20_body">在 <text:span text:style-name="Strong_20_Emphasis">Read Data 階段</text:span>：</text:p>
      <text:list xml:id="list2770295922" text:style-name="L23">
        <text:list-item>
          <text:p text:style-name="P29">系統建立 stage buffer</text:p>
        </text:list-item>
        <text:list-item>
          <text:p text:style-name="P29">為了更新 parity block，需將 chunk2 與 chunk3 的資料讀入對應的 buffer</text:p>
        </text:list-item>
      </text:list>
      <text:p text:style-name="Text_20_body">在 <text:span text:style-name="Strong_20_Emphasis">Write Merge 階段</text:span>：</text:p>
      <text:list xml:id="list1152914317" text:style-name="L24">
        <text:list-item>
          <text:p text:style-name="P30">SR1 的資料會直接寫入 stage buffer 的 chunk1</text:p>
        </text:list-item>
        <text:list-item>
          <text:p text:style-name="P30">SR3 的資料會與 chunk2 中拆分出的資料進行合併</text:p>
        </text:list-item>
        <text:list-item>
          <text:p text:style-name="P30">SR1 與 SR3 的資料會同時存入 stage buffer</text:p>
        </text:list-item>
      </text:list>
      <text:p text:style-name="Text_20_body">接著，新的資料可用來計算新的 parity block，並寫入 SSD。</text:p>
      <text:p text:style-name="Text_20_body">即使未執行寫入合併階段，stage buffer 仍需被更新，以確保其中資料始終為最新的 stripe 資料。</text:p>
      <text:p text:style-name="Horizontal_20_Line"/>
      <text:h text:style-name="Heading_20_3" text:outline-level="3"><text:span text:style-name="Strong_20_Emphasis">Stage buffer 的重複使用</text:span></text:h>
      <text:p text:style-name="Text_20_body">在 stripe-thread 的工作流程中，若 stripe-queue 未清空，系統會執行第二輪寫入請求合併。在下一次 stripe 寫入時，可直接使用 stage buffer 中的資料，以減少資料讀取 I/O。</text:p>
      <text:h text:style-name="Heading_20_2" text:outline-level="2"><text:span text:style-name="Strong_20_Emphasis">D. Degradation and Recovery（降級模式與復原）</text:span></text:h>
      <text:p text:style-name="Text_20_body"><text:span text:style-name="T2">當某一顆磁碟故障或被替換時</text:span>，SSRAID 與 Linux MD 都會將正常的 stripe 寫入轉換為 <text:span text:style-name="Strong_20_Emphasis"><text:span text:style-name="T2">degraded write（降級寫入）</text:span></text:span>。在此模式下，<text:span text:style-name="T2">降級寫入 </text:span><text:span text:style-name="Strong_20_Emphasis"><text:span text:style-name="T2">不會影響 stage buffer 的建構</text:span></text:span><text:span text:style-name="T2">。</text:span></text:p>
      <text:p text:style-name="Text_20_body">在 stage buffer 中，parity 資料可用來重建 stripe 資料；同樣地，stripe 資料也可用來計算 parity 資料。RAID 的 resync（重新同步）操作可分為兩種類型：</text:p>
      <text:list xml:id="list1159421734" text:style-name="L25">
        <text:list-item>
          <text:p text:style-name="P31"><text:span text:style-name="Strong_20_Emphasis">即時重建型 resync</text:span><text:line-break/>在替換故障 SSD 後，SSRAID 會在降級寫入過程中，同步重建目前 stripe 中的資料。這種方式對降級讀取（degraded read）的影響最小。</text:p>
        </text:list-item>
        <text:list-item>
          <text:p text:style-name="P31"><text:span text:style-name="Strong_20_Emphasis">集中式 resync</text:span><text:line-break/>大多數 resync 操作採用集中式進行。當系統發出 resync 指令後，會啟動一條專用的 resync 執行緒，從 RAID 中讀取所有有效的資料區塊，並利用 parity 資料將資料重建至新的 SSD 上。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1T11:26:07.465772029</meta:creation-date>
    <dc:date>2026-01-21T14:21:25.051266355</dc:date>
    <meta:editing-duration>PT54M21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2" meta:paragraph-count="208" meta:word-count="6784" meta:character-count="12114" meta:non-whitespace-character-count="10900"/>
  </office:meta>
</office:document-meta>
</file>